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a305" officeooo:paragraph-rsid="00009a13"/>
    </style:style>
    <style:style style:name="P2" style:family="paragraph" style:parent-style-name="Standard">
      <style:text-properties officeooo:rsid="0001a305" officeooo:paragraph-rsid="00009a13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16635" officeooo:paragraph-rsid="0001663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16635" officeooo:paragraph-rsid="000593f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16635" officeooo:paragraph-rsid="001a918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16635" officeooo:paragraph-rsid="001e7b2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16635" officeooo:paragraph-rsid="0001663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16635" officeooo:paragraph-rsid="000308a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16635" officeooo:paragraph-rsid="001e7b2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016635" officeooo:paragraph-rsid="0001663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rsid="00016635" officeooo:paragraph-rsid="00021f1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officeooo:rsid="00016635" officeooo:paragraph-rsid="00048c6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officeooo:rsid="00021f15" officeooo:paragraph-rsid="00021f1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rsid="00021f15" officeooo:paragraph-rsid="00048c6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21f15" officeooo:paragraph-rsid="00021f1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21f15" officeooo:paragraph-rsid="000308a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5daab" officeooo:paragraph-rsid="0005daa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5daab" officeooo:paragraph-rsid="00073a0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font-weight="normal" officeooo:rsid="0005daab" officeooo:paragraph-rsid="0005daa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fo:font-weight="normal" officeooo:rsid="0005daab" officeooo:paragraph-rsid="00073a0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005daab" officeooo:paragraph-rsid="00084c2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005daab" officeooo:paragraph-rsid="0008d94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05daab" officeooo:paragraph-rsid="000a6e9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005daab" officeooo:paragraph-rsid="000bfd1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weight="normal" officeooo:rsid="0005daab" officeooo:paragraph-rsid="000cca0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weight="normal" officeooo:rsid="0005daab" officeooo:paragraph-rsid="00100cb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weight="normal" officeooo:rsid="0005daab" officeooo:paragraph-rsid="00119ef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fo:font-weight="normal" officeooo:rsid="0005daab" officeooo:paragraph-rsid="0014da6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weight="normal" officeooo:rsid="0005daab" officeooo:paragraph-rsid="00161a7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2pt" fo:font-weight="normal" officeooo:rsid="0005daab" officeooo:paragraph-rsid="0016af35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2pt" fo:font-weight="normal" officeooo:rsid="0005daab" officeooo:paragraph-rsid="0019dc2d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2pt" fo:font-weight="normal" officeooo:rsid="00073a03" officeooo:paragraph-rsid="00073a0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2pt" fo:font-weight="normal" officeooo:rsid="00073a03" officeooo:paragraph-rsid="00084c2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fo:font-weight="normal" officeooo:rsid="00073a03" officeooo:paragraph-rsid="0008d94d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2pt" fo:font-weight="normal" officeooo:rsid="00073a03" officeooo:paragraph-rsid="000a6e9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2pt" fo:font-weight="normal" officeooo:rsid="00073a03" officeooo:paragraph-rsid="000bfd1d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2pt" fo:font-weight="normal" officeooo:rsid="00073a03" officeooo:paragraph-rsid="000cca0e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2pt" fo:font-weight="normal" officeooo:rsid="00073a03" officeooo:paragraph-rsid="00100cb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2pt" fo:font-weight="normal" officeooo:rsid="00073a03" officeooo:paragraph-rsid="00119ef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2pt" fo:font-weight="normal" officeooo:rsid="00073a03" officeooo:paragraph-rsid="0014da6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2pt" fo:font-weight="normal" officeooo:rsid="0008d94d" officeooo:paragraph-rsid="0008d94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2pt" fo:font-weight="normal" officeooo:rsid="0008d94d" officeooo:paragraph-rsid="000a6e9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2pt" fo:font-weight="normal" officeooo:rsid="0008d94d" officeooo:paragraph-rsid="000bfd1d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2pt" fo:font-weight="normal" officeooo:rsid="0008d94d" officeooo:paragraph-rsid="000cca0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2pt" fo:font-weight="normal" officeooo:rsid="0008d94d" officeooo:paragraph-rsid="00100cb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2pt" fo:font-weight="normal" officeooo:rsid="0008d94d" officeooo:paragraph-rsid="00119ef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2pt" fo:font-weight="normal" officeooo:rsid="0008d94d" officeooo:paragraph-rsid="0014da6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8d94d" officeooo:paragraph-rsid="0008d94d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8d94d" officeooo:paragraph-rsid="000a6e9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8d94d" officeooo:paragraph-rsid="0013f9f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8d94d" officeooo:paragraph-rsid="0016af35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8d94d" officeooo:paragraph-rsid="0019dc2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8d94d" officeooo:paragraph-rsid="000bfd1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size="12pt" fo:font-weight="normal" officeooo:rsid="0016af35" officeooo:paragraph-rsid="0016af35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12pt" fo:font-weight="normal" officeooo:rsid="0019dc2d" officeooo:paragraph-rsid="0019dc2d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19dc2d" officeooo:paragraph-rsid="0019dc2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1c2298" officeooo:paragraph-rsid="001c2298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size="12pt" fo:font-weight="normal" officeooo:rsid="001c2298" officeooo:paragraph-rsid="001c2298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a6e93" officeooo:paragraph-rsid="000bfd1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bfd1d" officeooo:paragraph-rsid="000bfd1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size="12pt" fo:font-weight="normal" officeooo:rsid="000bfd1d" officeooo:paragraph-rsid="000bfd1d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size="12pt" fo:font-weight="normal" officeooo:rsid="000bfd1d" officeooo:paragraph-rsid="000cca0e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12pt" fo:font-weight="normal" officeooo:rsid="000bfd1d" officeooo:paragraph-rsid="00100cb2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12pt" fo:font-weight="normal" officeooo:rsid="000bfd1d" officeooo:paragraph-rsid="00119efe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6b82d" officeooo:paragraph-rsid="0026b82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6b82d" officeooo:paragraph-rsid="0032f07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376a72" officeooo:paragraph-rsid="003a0009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size="12pt" fo:font-weight="normal" officeooo:rsid="00376a72" officeooo:paragraph-rsid="003a0009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3ae24d" officeooo:paragraph-rsid="003ae24d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418d52" officeooo:paragraph-rsid="00418d52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4dc12d" officeooo:paragraph-rsid="004dc12d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4dc12d" officeooo:paragraph-rsid="00509c35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4dc12d" officeooo:paragraph-rsid="0051644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4dc12d" officeooo:paragraph-rsid="0054514d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34126" officeooo:paragraph-rsid="00534126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3ae24d" officeooo:paragraph-rsid="003ae24d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bold" officeooo:rsid="00418d52" officeooo:paragraph-rsid="00418d52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center" style:justify-single-word="false"/>
      <style:text-properties officeooo:paragraph-rsid="00048c6a"/>
    </style:style>
    <style:style style:name="P79" style:family="paragraph" style:parent-style-name="Standard">
      <style:paragraph-properties fo:text-align="center" style:justify-single-word="false"/>
      <style:text-properties officeooo:paragraph-rsid="00161a79"/>
    </style:style>
    <style:style style:name="P80" style:family="paragraph" style:parent-style-name="Standard">
      <style:paragraph-properties fo:text-align="center" style:justify-single-word="false"/>
      <style:text-properties officeooo:paragraph-rsid="0016af35"/>
    </style:style>
    <style:style style:name="P81" style:family="paragraph" style:parent-style-name="Standard">
      <style:paragraph-properties fo:text-align="center" style:justify-single-word="false"/>
      <style:text-properties officeooo:paragraph-rsid="0019dc2d"/>
    </style:style>
    <style:style style:name="P82" style:family="paragraph" style:parent-style-name="Standard">
      <style:paragraph-properties fo:text-align="center" style:justify-single-word="false"/>
      <style:text-properties fo:font-size="16pt" fo:font-weight="bold" officeooo:rsid="00009a13" officeooo:paragraph-rsid="00009a13" style:font-size-asian="16pt" style:font-weight-asian="bold" style:font-size-complex="16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6pt" fo:font-weight="bold" officeooo:rsid="00009a13" officeooo:paragraph-rsid="00009a13" style:font-size-asian="16pt" style:font-weight-asian="bold" style:font-size-complex="16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6pt" fo:font-weight="bold" officeooo:rsid="00009a13" officeooo:paragraph-rsid="001e7b23" style:font-size-asian="16pt" style:font-weight-asian="bold" style:font-size-complex="16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6pt" fo:font-weight="normal" officeooo:rsid="00016635" officeooo:paragraph-rsid="00016635" style:font-size-asian="16pt" style:font-weight-asian="normal" style:font-size-complex="16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6pt" fo:font-weight="normal" officeooo:rsid="00016635" officeooo:paragraph-rsid="000593f5" style:font-size-asian="16pt" style:font-weight-asian="normal" style:font-size-complex="16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6pt" fo:font-weight="normal" officeooo:rsid="00016635" officeooo:paragraph-rsid="001a9185" style:font-size-asian="16pt" style:font-weight-asian="normal" style:font-size-complex="16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6pt" fo:font-weight="normal" officeooo:rsid="00016635" officeooo:paragraph-rsid="001e7b23" style:font-size-asian="16pt" style:font-weight-asian="normal" style:font-size-complex="16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6pt" fo:font-weight="normal" officeooo:rsid="00016635" officeooo:paragraph-rsid="00240871" style:font-size-asian="16pt" style:font-weight-asian="normal" style:font-size-complex="16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6pt" fo:font-weight="normal" officeooo:rsid="00418d52" officeooo:paragraph-rsid="00418d52" style:font-size-asian="16pt" style:font-weight-asian="normal" style:font-size-complex="16pt" style:font-weight-complex="normal"/>
    </style:style>
    <style:style style:name="P91" style:family="paragraph" style:parent-style-name="Standard">
      <style:paragraph-properties fo:text-align="start" style:justify-single-word="false"/>
      <style:text-properties officeooo:paragraph-rsid="000a6e93"/>
    </style:style>
    <style:style style:name="P92" style:family="paragraph" style:parent-style-name="Standard">
      <style:paragraph-properties fo:text-align="start" style:justify-single-word="false"/>
      <style:text-properties officeooo:paragraph-rsid="000bfd1d"/>
    </style:style>
    <style:style style:name="P93" style:family="paragraph" style:parent-style-name="Standard">
      <style:paragraph-properties fo:text-align="start" style:justify-single-word="false"/>
      <style:text-properties officeooo:paragraph-rsid="001c2298"/>
    </style:style>
    <style:style style:name="P94" style:family="paragraph" style:parent-style-name="Standard">
      <style:paragraph-properties fo:text-align="start" style:justify-single-word="false"/>
      <style:text-properties officeooo:paragraph-rsid="00219098"/>
    </style:style>
    <style:style style:name="P95" style:family="paragraph" style:parent-style-name="Standard">
      <style:paragraph-properties fo:text-align="start" style:justify-single-word="false"/>
      <style:text-properties officeooo:paragraph-rsid="00240871"/>
    </style:style>
    <style:style style:name="P96" style:family="paragraph" style:parent-style-name="Standard">
      <style:paragraph-properties fo:text-align="start" style:justify-single-word="false"/>
      <style:text-properties officeooo:paragraph-rsid="0026b82d"/>
    </style:style>
    <style:style style:name="P97" style:family="paragraph" style:parent-style-name="Standard">
      <style:paragraph-properties fo:text-align="start" style:justify-single-word="false"/>
      <style:text-properties officeooo:paragraph-rsid="0032f076"/>
    </style:style>
    <style:style style:name="P98" style:family="paragraph" style:parent-style-name="Standard">
      <style:paragraph-properties fo:text-align="start" style:justify-single-word="false"/>
      <style:text-properties officeooo:paragraph-rsid="00418d52"/>
    </style:style>
    <style:style style:name="P99" style:family="paragraph" style:parent-style-name="Standard">
      <style:paragraph-properties fo:text-align="start" style:justify-single-word="false"/>
      <style:text-properties officeooo:paragraph-rsid="004dc12d"/>
    </style:style>
    <style:style style:name="P100" style:family="paragraph" style:parent-style-name="Standard">
      <style:paragraph-properties fo:text-align="start" style:justify-single-word="false"/>
      <style:text-properties officeooo:paragraph-rsid="005868b5"/>
    </style:style>
    <style:style style:name="P101" style:family="paragraph" style:parent-style-name="Standard">
      <style:paragraph-properties fo:text-align="start" style:justify-single-word="false"/>
      <style:text-properties fo:font-size="15pt" officeooo:paragraph-rsid="00418d52" style:font-size-asian="15pt" style:font-size-complex="15pt"/>
    </style:style>
    <style:style style:name="P102" style:family="paragraph" style:parent-style-name="Standard">
      <style:paragraph-properties fo:text-align="start" style:justify-single-word="false"/>
      <style:text-properties fo:font-size="15pt" fo:font-weight="bold" officeooo:rsid="004dc12d" officeooo:paragraph-rsid="004dc12d" style:font-size-asian="15pt" style:font-weight-asian="bold" style:font-size-complex="15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34126" officeooo:paragraph-rsid="00534126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f0f7c" officeooo:paragraph-rsid="005f0f7c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f8fd3" officeooo:paragraph-rsid="005f8fd3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6f5104" officeooo:paragraph-rsid="006f5104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6f5104" officeooo:paragraph-rsid="006fbf7c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4e48f9" officeooo:paragraph-rsid="004dc12d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officeooo:paragraph-rsid="004dc12d"/>
    </style:style>
    <style:style style:name="P110" style:family="paragraph" style:parent-style-name="Standard">
      <style:paragraph-properties fo:text-align="start" style:justify-single-word="false"/>
      <style:text-properties officeooo:paragraph-rsid="006f5104"/>
    </style:style>
    <style:style style:name="P111" style:family="paragraph" style:parent-style-name="Standard">
      <style:paragraph-properties fo:text-align="start" style:justify-single-word="false"/>
      <style:text-properties officeooo:paragraph-rsid="0077896d"/>
    </style:style>
    <style:style style:name="P112" style:family="paragraph" style:parent-style-name="Standard">
      <style:paragraph-properties fo:text-align="start" style:justify-single-word="false"/>
      <style:text-properties fo:font-size="16pt" officeooo:rsid="005c61aa" officeooo:paragraph-rsid="005c61aa" style:font-size-asian="16pt" style:font-size-complex="16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09a13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593f5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a9185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e7b23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016635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normal" officeooo:rsid="00016635" style:font-size-asian="16pt" style:font-weight-asian="normal" style:font-size-complex="16pt" style:font-weight-complex="normal"/>
    </style:style>
    <style:style style:name="T9" style:family="text">
      <style:text-properties officeooo:rsid="00016635"/>
    </style:style>
    <style:style style:name="T10" style:family="text">
      <style:text-properties fo:font-size="12pt" fo:font-weight="normal" officeooo:rsid="00016635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48c6a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05daab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08d94d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0a6e93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0bfd1d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073a03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61a79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6af35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19dc2d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1c2298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219098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21bd4f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23b079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240871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26b82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7198f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8928a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a591e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2b35c2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2c9ab0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2cda07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2e05f8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34e501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4dc12d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54514d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418d52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5868b5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7b41a7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7dc70f" style:font-size-asian="10.5pt" style:font-weight-asian="normal" style:font-size-complex="12pt" style:font-weight-complex="normal"/>
    </style:style>
    <style:style style:name="T40" style:family="text">
      <style:text-properties fo:font-size="12pt" fo:font-weight="bold" officeooo:rsid="00240871" style:font-size-asian="10.5pt" style:font-weight-asian="bold" style:font-size-complex="12pt" style:font-weight-complex="bold"/>
    </style:style>
    <style:style style:name="T41" style:family="text">
      <style:text-properties fo:font-size="12pt" fo:font-weight="bold" officeooo:rsid="0054514d" style:font-size-asian="10.5pt" style:font-weight-asian="bold" style:font-size-complex="12pt" style:font-weight-complex="bold"/>
    </style:style>
    <style:style style:name="T42" style:family="text">
      <style:text-properties fo:font-size="12pt" fo:font-weight="bold" officeooo:rsid="005868b5" style:font-size-asian="10.5pt" style:font-weight-asian="bold" style:font-size-complex="12pt" style:font-weight-complex="bold"/>
    </style:style>
    <style:style style:name="T43" style:family="text">
      <style:text-properties fo:font-size="12pt" fo:font-weight="bold" officeooo:rsid="00418d52" style:font-size-asian="10.5pt" style:font-weight-asian="bold" style:font-size-complex="12pt" style:font-weight-complex="bold"/>
    </style:style>
    <style:style style:name="T44" style:family="text">
      <style:text-properties officeooo:rsid="00021f15"/>
    </style:style>
    <style:style style:name="T45" style:family="text">
      <style:text-properties officeooo:rsid="00048c6a"/>
    </style:style>
    <style:style style:name="T46" style:family="text">
      <style:text-properties officeooo:rsid="0005daab"/>
    </style:style>
    <style:style style:name="T47" style:family="text">
      <style:text-properties officeooo:rsid="00073a03"/>
    </style:style>
    <style:style style:name="T48" style:family="text">
      <style:text-properties officeooo:rsid="00084c20"/>
    </style:style>
    <style:style style:name="T49" style:family="text">
      <style:text-properties officeooo:rsid="0008d94d"/>
    </style:style>
    <style:style style:name="T50" style:family="text">
      <style:text-properties officeooo:rsid="000a6e93"/>
    </style:style>
    <style:style style:name="T51" style:family="text">
      <style:text-properties officeooo:rsid="000bfd1d"/>
    </style:style>
    <style:style style:name="T52" style:family="text">
      <style:text-properties style:text-position="super 58%" fo:font-size="12pt" fo:font-weight="normal" officeooo:rsid="000bfd1d" style:font-size-asian="10.5pt" style:font-weight-asian="normal" style:font-size-complex="12pt" style:font-weight-complex="normal"/>
    </style:style>
    <style:style style:name="T53" style:family="text">
      <style:text-properties style:text-position="super 58%" officeooo:rsid="000bfd1d"/>
    </style:style>
    <style:style style:name="T54" style:family="text">
      <style:text-properties officeooo:rsid="000e1edb"/>
    </style:style>
    <style:style style:name="T55" style:family="text">
      <style:text-properties officeooo:rsid="00100cb2"/>
    </style:style>
    <style:style style:name="T56" style:family="text">
      <style:text-properties officeooo:rsid="00119efe"/>
    </style:style>
    <style:style style:name="T57" style:family="text">
      <style:text-properties officeooo:rsid="00126fca"/>
    </style:style>
    <style:style style:name="T58" style:family="text">
      <style:text-properties officeooo:rsid="0013f9f1"/>
    </style:style>
    <style:style style:name="T59" style:family="text">
      <style:text-properties officeooo:rsid="00161a79"/>
    </style:style>
    <style:style style:name="T60" style:family="text">
      <style:text-properties officeooo:rsid="0016af35"/>
    </style:style>
    <style:style style:name="T61" style:family="text">
      <style:text-properties officeooo:rsid="0017f5a5"/>
    </style:style>
    <style:style style:name="T62" style:family="text">
      <style:text-properties officeooo:rsid="0019dc2d"/>
    </style:style>
    <style:style style:name="T63" style:family="text">
      <style:text-properties officeooo:rsid="00240871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32f076" style:font-weight-asian="bold" style:font-weight-complex="bold"/>
    </style:style>
    <style:style style:name="T66" style:family="text">
      <style:text-properties fo:font-weight="bold" officeooo:rsid="00240871" style:font-weight-asian="bold" style:font-weight-complex="bold"/>
    </style:style>
    <style:style style:name="T67" style:family="text">
      <style:text-properties fo:font-weight="bold" officeooo:rsid="00503d08" style:font-weight-asian="bold" style:font-weight-complex="bold"/>
    </style:style>
    <style:style style:name="T68" style:family="text">
      <style:text-properties fo:font-weight="bold" officeooo:rsid="004e48f9" style:font-weight-asian="bold" style:font-weight-complex="bold"/>
    </style:style>
    <style:style style:name="T69" style:family="text">
      <style:text-properties fo:font-weight="bold" officeooo:rsid="0054514d" style:font-weight-asian="bold" style:font-weight-complex="bold"/>
    </style:style>
    <style:style style:name="T70" style:family="text">
      <style:text-properties fo:font-weight="bold" officeooo:rsid="0042ff43" style:font-weight-asian="bold" style:font-weight-complex="bold"/>
    </style:style>
    <style:style style:name="T71" style:family="text">
      <style:text-properties fo:font-weight="bold" officeooo:rsid="00418d52" style:font-weight-asian="bold" style:font-weight-complex="bold"/>
    </style:style>
    <style:style style:name="T72" style:family="text">
      <style:text-properties fo:font-weight="bold" officeooo:rsid="00562d8c" style:font-weight-asian="bold" style:font-weight-complex="bold"/>
    </style:style>
    <style:style style:name="T73" style:family="text">
      <style:text-properties officeooo:rsid="0032f076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officeooo:rsid="0042ff43"/>
    </style:style>
    <style:style style:name="T76" style:family="text">
      <style:text-properties officeooo:rsid="00444431"/>
    </style:style>
    <style:style style:name="T77" style:family="text">
      <style:text-properties officeooo:rsid="004e48f9"/>
    </style:style>
    <style:style style:name="T78" style:family="text">
      <style:text-properties officeooo:rsid="00503d08"/>
    </style:style>
    <style:style style:name="T79" style:family="text">
      <style:text-properties officeooo:rsid="00534126"/>
    </style:style>
    <style:style style:name="T80" style:family="text">
      <style:text-properties officeooo:rsid="0054514d"/>
    </style:style>
    <style:style style:name="T81" style:family="text">
      <style:text-properties officeooo:rsid="005f8fd3"/>
    </style:style>
    <style:style style:name="T82" style:family="text">
      <style:text-properties officeooo:rsid="00703b98"/>
    </style:style>
    <style:style style:name="T83" style:family="text">
      <style:text-properties officeooo:rsid="0071c168"/>
    </style:style>
    <style:style style:name="T84" style:family="text">
      <style:text-properties officeooo:rsid="0073ba1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1801744</text:p>
      <text:p text:style-name="P2">Uğur Erdem Seyfi</text:p>
      <text:p text:style-name="P2">CS202 – 01</text:p>
      <text:p text:style-name="P2"/>
      <text:p text:style-name="P1"><text:tab/><text:span text:style-name="T1">HOMEWORK 0</text:span><text:span text:style-name="T2">3</text:span></text:p>
      <text:p text:style-name="P82"/>
      <text:p text:style-name="P83"/>
      <text:p text:style-name="P3"><text:span text:style-name="T2">P</text:span><text:span text:style-name="T1">art a)</text:span><text:span text:style-name="T7"> </text:span></text:p>
      <text:p text:style-name="P85"/>
      <text:p text:style-name="P7">insert 13:</text:p>
      <text:p text:style-name="P10">13</text:p>
      <text:p text:style-name="P10"/>
      <text:p text:style-name="P7">insert 6:</text:p>
      <text:p text:style-name="P10"/>
      <text:p text:style-name="P10">13</text:p>
      <text:p text:style-name="P10">/ <text:s text:c="5"/></text:p>
      <text:p text:style-name="P10">6 <text:s text:c="8"/></text:p>
      <text:p text:style-name="P10"/>
      <text:p text:style-name="P7">insert 3:</text:p>
      <text:p text:style-name="P10">6</text:p>
      <text:p text:style-name="P10">/ <text:s text:c="4"/>\</text:p>
      <text:p text:style-name="P10"><text:s/>3 <text:s text:c="6"/>13</text:p>
      <text:p text:style-name="P10"/>
      <text:p text:style-name="P7">insert 7:</text:p>
      <text:p text:style-name="P10"/>
      <text:p text:style-name="P10">6</text:p>
      <text:p text:style-name="P10">/ <text:s text:c="4"/>\</text:p>
      <text:p text:style-name="P10"><text:s/>3 <text:s text:c="6"/>13</text:p>
      <text:p text:style-name="P10"><text:s text:c="9"/>/</text:p>
      <text:p text:style-name="P10"><text:s text:c="6"/>7</text:p>
      <text:p text:style-name="P10"/>
      <text:p text:style-name="P7">insert 2:</text:p>
      <text:p text:style-name="P7"/>
      <text:p text:style-name="P10">6</text:p>
      <text:p text:style-name="P10">/ <text:s text:c="4"/>\</text:p>
      <text:p text:style-name="P10"><text:s/>3 <text:s text:c="6"/>13</text:p>
      <text:p text:style-name="P10">/ <text:s text:c="8"/>/ <text:s/></text:p>
      <text:p text:style-name="P10">2 <text:s text:c="8"/>7 <text:s text:c="4"/></text:p>
      <text:p text:style-name="P10"/>
      <text:p text:style-name="P7">insert 4:</text:p>
      <text:p text:style-name="P10"/>
      <text:p text:style-name="P10">__ 6 __</text:p>
      <text:p text:style-name="P10">/ <text:s text:c="12"/>\</text:p>
      <text:p text:style-name="P10"><text:s/>3 <text:s text:c="13"/>13</text:p>
      <text:p text:style-name="P10"><text:s/>/ <text:s text:c="2"/>\ <text:s text:c="13"/>/ <text:s text:c="2"/></text:p>
      <text:p text:style-name="P10">2 <text:s text:c="4"/>4 <text:s text:c="8"/>7 <text:s text:c="5"/></text:p>
      <text:p text:style-name="P7">insert 11: <text:s text:c="12"/></text:p>
      <text:p text:style-name="P7"><text:soft-page-break/></text:p>
      <text:p text:style-name="P10">__ 6 __</text:p>
      <text:p text:style-name="P10">/ <text:s text:c="12"/>\</text:p>
      <text:p text:style-name="P10"><text:s/>3 <text:s text:c="13"/>11</text:p>
      <text:p text:style-name="P10"><text:s/>/ <text:s text:c="2"/>\ <text:s text:c="11"/>/ <text:s text:c="2"/>\</text:p>
      <text:p text:style-name="P10"><text:s text:c="6"/>2 <text:s text:c="4"/>4 <text:s text:c="7"/>7 <text:s text:c="3"/>13 <text:s text:c="3"/></text:p>
      <text:p text:style-name="P10"/>
      <text:p text:style-name="P7">insert 0: <text:s text:c="3"/></text:p>
      <text:p text:style-name="P7"/>
      <text:p text:style-name="P11">__ 6 __</text:p>
      <text:p text:style-name="P11">/ <text:s text:c="12"/>\</text:p>
      <text:p text:style-name="P11"><text:s/>3 <text:s text:c="13"/>11</text:p>
      <text:p text:style-name="P11"><text:s/>/ <text:s text:c="2"/>\ <text:s text:c="11"/>/ <text:s text:c="2"/>\</text:p>
      <text:p text:style-name="P11"><text:s text:c="5"/>2 <text:s text:c="4"/>4 <text:s text:c="7"/>7 <text:s text:c="3"/>13 <text:s text:c="2"/></text:p>
      <text:p text:style-name="P13">/<text:tab/><text:tab/> <text:s text:c="3"/></text:p>
      <text:p text:style-name="P13">0<text:tab/> <text:tab/> <text:s text:c="7"/></text:p>
      <text:p text:style-name="P13"/>
      <text:p text:style-name="P15"><text:span text:style-name="T9">insert -</text:span>1<text:span text:style-name="T9">: <text:s text:c="3"/></text:span></text:p>
      <text:p text:style-name="P15"/>
      <text:p text:style-name="P11">__ 6 __</text:p>
      <text:p text:style-name="P11">/ <text:s text:c="12"/>\</text:p>
      <text:p text:style-name="P11"><text:s/>3 <text:s text:c="13"/>11</text:p>
      <text:p text:style-name="P11"><text:s/>/ <text:s text:c="2"/>\ <text:s text:c="11"/>/ <text:s text:c="2"/>\</text:p>
      <text:p text:style-name="P11"><text:s text:c="5"/><text:span text:style-name="T44">0</text:span> <text:s text:c="4"/>4 <text:s text:c="7"/>7 <text:s text:c="3"/>13 <text:s text:c="2"/></text:p>
      <text:p text:style-name="P13">/ <text:s text:c="2"/>\<text:tab/><text:tab/> <text:s text:c="3"/></text:p>
      <text:p text:style-name="P13"><text:s text:c="2"/>-1 <text:s text:c="5"/>2 <text:s text:c="24"/></text:p>
      <text:p text:style-name="P16"/>
      <text:p text:style-name="P8">insert 1: <text:s text:c="3"/></text:p>
      <text:p text:style-name="P8"/>
      <text:p text:style-name="P12">__ 6 __</text:p>
      <text:p text:style-name="P12">/ <text:s text:c="12"/>\</text:p>
      <text:p text:style-name="P78"><text:span text:style-name="T10"><text:s/></text:span><text:span text:style-name="T11">2</text:span><text:span text:style-name="T10"> <text:s text:c="13"/>11</text:span></text:p>
      <text:p text:style-name="P12"><text:s/>/ <text:s text:c="2"/>\ <text:s text:c="11"/>/ <text:s text:c="2"/>\</text:p>
      <text:p text:style-name="P12"><text:s text:c="5"/><text:span text:style-name="T44">0</text:span> <text:s text:c="4"/><text:span text:style-name="T45">3</text:span> <text:s text:c="7"/>7 <text:s text:c="3"/>13 <text:s text:c="2"/></text:p>
      <text:p text:style-name="P14">/ <text:s text:c="2"/>\<text:tab/><text:span text:style-name="T45">\</text:span><text:tab/> <text:s text:c="3"/></text:p>
      <text:p text:style-name="P78"><text:span text:style-name="T10"><text:s text:c="5"/>-1 <text:s text:c="5"/>1 <text:s text:c="4"/></text:span><text:span text:style-name="T11">4</text:span><text:span text:style-name="T10"> <text:s text:c="21"/></text:span></text:p>
      <text:p text:style-name="P12"/>
      <text:p text:style-name="P12"/>
      <text:p text:style-name="P4"><text:span text:style-name="T2">P</text:span><text:span text:style-name="T1">art </text:span><text:span text:style-name="T3">b</text:span><text:span text:style-name="T1">)</text:span><text:span text:style-name="T7"> </text:span></text:p>
      <text:p text:style-name="P86"/>
      <text:p text:style-name="P86"/>
      <text:p text:style-name="P17">insert 12:</text:p>
      <text:p text:style-name="P17"/>
      <text:p text:style-name="P19">12</text:p>
      <text:p text:style-name="P19"/>
      <text:p text:style-name="P17"/>
      <text:p text:style-name="P17"/>
      <text:p text:style-name="P17"/>
      <text:p text:style-name="P17"><text:soft-page-break/>insert 8:</text:p>
      <text:p text:style-name="P19">8</text:p>
      <text:p text:style-name="P19">/ <text:s text:c="3"/></text:p>
      <text:p text:style-name="P19">12 <text:s text:c="7"/></text:p>
      <text:p text:style-name="P17"/>
      <text:p text:style-name="P17">insert 3:</text:p>
      <text:p text:style-name="P19">3</text:p>
      <text:p text:style-name="P19"><text:s text:c="2"/>/ <text:s text:c="5"/>\ <text:s/></text:p>
      <text:p text:style-name="P19"><text:s text:c="2"/>12 <text:s text:c="6"/>8 <text:s text:c="2"/></text:p>
      <text:p text:style-name="P17"/>
      <text:p text:style-name="P17">insert 7:</text:p>
      <text:p text:style-name="P17"/>
      <text:p text:style-name="P20">3</text:p>
      <text:p text:style-name="P20"><text:s text:c="2"/>/ <text:s text:c="5"/>\ <text:s/></text:p>
      <text:p text:style-name="P20"><text:s text:c="2"/><text:span text:style-name="T47">7</text:span> <text:s text:c="6"/>8 <text:s text:c="2"/></text:p>
      <text:p text:style-name="P20">/ <text:s text:c="13"/></text:p>
      <text:p text:style-name="P32">12 <text:s text:c="16"/></text:p>
      <text:p text:style-name="P17"/>
      <text:p text:style-name="P17"/>
      <text:p text:style-name="P17">insert 4:</text:p>
      <text:p text:style-name="P17"/>
      <text:p text:style-name="P20">3</text:p>
      <text:p text:style-name="P20"><text:s text:c="2"/>/ <text:s text:c="5"/>\ <text:s/></text:p>
      <text:p text:style-name="P20"><text:s text:c="2"/><text:span text:style-name="T47">4</text:span> <text:s text:c="6"/>8 <text:s text:c="2"/></text:p>
      <text:p text:style-name="P20"><text:s text:c="3"/>/ <text:s text:c="4"/><text:span text:style-name="T47">\</text:span> <text:s text:c="11"/></text:p>
      <text:p text:style-name="P32"><text:s text:c="3"/>12 <text:s text:c="5"/>7 <text:s text:c="12"/></text:p>
      <text:p text:style-name="P18"/>
      <text:p text:style-name="P18">insert <text:span text:style-name="T47">5</text:span>:</text:p>
      <text:p text:style-name="P18"/>
      <text:p text:style-name="P20"><text:s text:c="4"/>___3___</text:p>
      <text:p text:style-name="P20"><text:s text:c="6"/>/ <text:s text:c="14"/>\ <text:s/></text:p>
      <text:p text:style-name="P20"><text:s text:c="7"/><text:span text:style-name="T47">4</text:span> <text:s text:c="15"/><text:span text:style-name="T47">5</text:span> <text:s text:c="2"/></text:p>
      <text:p text:style-name="P20"><text:s text:c="2"/>/ <text:s text:c="6"/><text:span text:style-name="T47">\</text:span> <text:s text:c="10"/>/ <text:s/></text:p>
      <text:p text:style-name="P32"><text:s/>12 <text:s text:c="8"/>7 <text:s text:c="7"/>8 <text:s text:c="4"/></text:p>
      <text:p text:style-name="P18"/>
      <text:p text:style-name="P18">insert <text:span text:style-name="T47">13</text:span>:</text:p>
      <text:p text:style-name="P18"/>
      <text:p text:style-name="P18"/>
      <text:p text:style-name="P21"><text:s text:c="4"/>___3___</text:p>
      <text:p text:style-name="P21"><text:s text:c="6"/>/ <text:s text:c="14"/>\ <text:s/></text:p>
      <text:p text:style-name="P21"><text:s text:c="7"/><text:span text:style-name="T47">4</text:span> <text:s text:c="15"/><text:span text:style-name="T47">5</text:span> <text:s text:c="2"/></text:p>
      <text:p text:style-name="P21"><text:s text:c="4"/>/ <text:s text:c="6"/><text:span text:style-name="T47">\</text:span> <text:s text:c="8"/>/ <text:s text:c="4"/><text:span text:style-name="T48">\</text:span></text:p>
      <text:p text:style-name="P33"><text:s text:c="10"/>12 <text:s text:c="8"/>7 <text:s text:c="5"/>8 <text:s text:c="4"/>13 <text:s text:c="6"/></text:p>
      <text:p text:style-name="P21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>insert 2:</text:p>
      <text:p text:style-name="P22"><text:s text:c="4"/>_______<text:span text:style-name="T48">2</text:span>_______</text:p>
      <text:p text:style-name="P22"><text:s text:c="6"/>/ <text:s text:c="30"/>\ <text:s/></text:p>
      <text:p text:style-name="P22"><text:s text:c="7"/><text:span text:style-name="T49">3</text:span> <text:s text:c="31"/><text:span text:style-name="T47">5</text:span> <text:s text:c="2"/></text:p>
      <text:p text:style-name="P22"><text:s text:c="4"/>/ <text:s text:c="6"/><text:span text:style-name="T47">\</text:span> <text:s text:c="24"/>/ <text:s text:c="5"/><text:span text:style-name="T48">\</text:span></text:p>
      <text:p text:style-name="P34"><text:s text:c="11"/>4 <text:s text:c="8"/>7 <text:s text:c="20"/>8 <text:s text:c="6"/>13 <text:s text:c="6"/></text:p>
      <text:p text:style-name="P22">/ <text:s text:c="44"/></text:p>
      <text:p text:style-name="P41">12 <text:s text:c="47"/></text:p>
      <text:p text:style-name="P48"/>
      <text:p text:style-name="P48">insert 6:</text:p>
      <text:p text:style-name="P48"/>
      <text:p text:style-name="P23"><text:s text:c="4"/>_______<text:span text:style-name="T48">2</text:span>_______</text:p>
      <text:p text:style-name="P23"><text:s text:c="6"/>/ <text:s text:c="30"/>\ <text:s/></text:p>
      <text:p text:style-name="P23"><text:s text:c="7"/><text:span text:style-name="T49">3</text:span> <text:s text:c="31"/><text:span text:style-name="T47">5</text:span> <text:s text:c="2"/></text:p>
      <text:p text:style-name="P23"><text:s text:c="4"/>/ <text:s text:c="6"/><text:span text:style-name="T47">\</text:span> <text:s text:c="24"/>/ <text:s text:c="5"/><text:span text:style-name="T48">\</text:span></text:p>
      <text:p text:style-name="P35"><text:s text:c="11"/>4 <text:s text:c="8"/>7 <text:s text:c="20"/>8 <text:s text:c="6"/>13 <text:s text:c="6"/></text:p>
      <text:p text:style-name="P23"><text:s/>/ <text:s text:c="3"/><text:span text:style-name="T50">\</text:span> <text:s text:c="42"/></text:p>
      <text:p text:style-name="P42"><text:s text:c="3"/>12 <text:s text:c="4"/><text:span text:style-name="T50">6</text:span> <text:s text:c="46"/></text:p>
      <text:p text:style-name="P42"/>
      <text:p text:style-name="P49">insert <text:span text:style-name="T50">10</text:span>:</text:p>
      <text:p text:style-name="P49"/>
      <text:p text:style-name="P23"><text:s text:c="4"/>_______<text:span text:style-name="T48">2</text:span>_______</text:p>
      <text:p text:style-name="P23"><text:s text:c="6"/>/ <text:s text:c="32"/>\ <text:s/></text:p>
      <text:p text:style-name="P23"><text:s text:c="12"/>__<text:span text:style-name="T49">3__</text:span> <text:s text:c="29"/><text:span text:style-name="T47">5</text:span> <text:s text:c="10"/></text:p>
      <text:p text:style-name="P23"><text:s text:c="3"/>/ <text:s text:c="11"/><text:span text:style-name="T47">\</text:span> <text:s text:c="24"/>/ <text:s text:c="5"/><text:span text:style-name="T48">\</text:span></text:p>
      <text:p text:style-name="P35"><text:s text:c="11"/>4 <text:s text:c="12"/>7 <text:s text:c="20"/>8 <text:s text:c="6"/>13 <text:s text:c="6"/></text:p>
      <text:p text:style-name="P23"><text:s/>/ <text:s text:c="3"/><text:span text:style-name="T50">\</text:span> <text:s text:c="10"/>/ <text:s text:c="35"/></text:p>
      <text:p text:style-name="P42"><text:s text:c="11"/>12 <text:s text:c="4"/><text:span text:style-name="T50">6</text:span> <text:s text:c="5"/><text:span text:style-name="T50">10</text:span> <text:s text:c="48"/></text:p>
      <text:p text:style-name="P42"/>
      <text:p text:style-name="P42"/>
      <text:p text:style-name="P91"><text:span text:style-name="T13">insert </text:span><text:span text:style-name="T14">1</text:span><text:span text:style-name="T13">:</text:span></text:p>
      <text:p text:style-name="P49"/>
      <text:p text:style-name="P23"><text:s text:c="4"/>_______<text:span text:style-name="T50">1</text:span>_______</text:p>
      <text:p text:style-name="P23"><text:s text:c="6"/>/ <text:s text:c="32"/>\ <text:s/></text:p>
      <text:p text:style-name="P23"><text:s text:c="12"/>__<text:span text:style-name="T50">2__</text:span> <text:s text:c="29"/><text:span text:style-name="T47">5</text:span> <text:s text:c="10"/></text:p>
      <text:p text:style-name="P23"><text:s text:c="3"/>/ <text:s text:c="11"/><text:span text:style-name="T47">\</text:span> <text:s text:c="24"/>/ <text:s text:c="5"/><text:span text:style-name="T48">\</text:span></text:p>
      <text:p text:style-name="P35"><text:s text:c="11"/>4 <text:s text:c="12"/>3 <text:s text:c="20"/>8 <text:s text:c="6"/>13 <text:s text:c="6"/></text:p>
      <text:p text:style-name="P23"><text:s/>/ <text:s text:c="3"/><text:span text:style-name="T50">\</text:span> <text:s text:c="10"/>/ <text:s text:c="2"/><text:span text:style-name="T50">\</text:span> <text:s text:c="32"/></text:p>
      <text:p text:style-name="P42"><text:s text:c="9"/>12 <text:s text:c="4"/><text:span text:style-name="T50">6</text:span> <text:s text:c="5"/><text:span text:style-name="T50">10</text:span> <text:s text:c="3"/><text:span text:style-name="T50">7</text:span> <text:s text:c="40"/></text:p>
      <text:p text:style-name="P42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92"><text:soft-page-break/><text:span text:style-name="T14">1</text:span><text:span text:style-name="T52">st</text:span><text:span text:style-name="T15"> deleteMin:</text:span></text:p>
      <text:p text:style-name="P60"/>
      <text:p text:style-name="P24"><text:s text:c="4"/>_______<text:span text:style-name="T51">2</text:span>_______</text:p>
      <text:p text:style-name="P24"><text:s text:c="6"/>/ <text:s text:c="32"/>\ <text:s/></text:p>
      <text:p text:style-name="P24"><text:s text:c="12"/>__<text:span text:style-name="T51">3__</text:span> <text:s text:c="29"/><text:span text:style-name="T47">5</text:span> <text:s text:c="10"/></text:p>
      <text:p text:style-name="P24"><text:s text:c="3"/>/ <text:s text:c="11"/><text:span text:style-name="T47">\</text:span> <text:s text:c="24"/>/ <text:s text:c="5"/><text:span text:style-name="T48">\</text:span></text:p>
      <text:p text:style-name="P36"><text:s text:c="11"/>4 <text:s text:c="12"/>7 <text:s text:c="20"/>8 <text:s text:c="6"/>13 <text:s text:c="6"/></text:p>
      <text:p text:style-name="P24"><text:s/>/ <text:s text:c="3"/><text:span text:style-name="T50">\</text:span> <text:s text:c="10"/>/ <text:s text:c="35"/></text:p>
      <text:p text:style-name="P43"><text:s text:c="7"/>12 <text:s text:c="4"/><text:span text:style-name="T50">6</text:span> <text:s text:c="4"/><text:span text:style-name="T50">10</text:span> <text:s text:c="44"/></text:p>
      <text:p text:style-name="P61"><text:s text:c="15"/></text:p>
      <text:p text:style-name="P60"/>
      <text:p text:style-name="P92"><text:span text:style-name="T15">2</text:span><text:span text:style-name="T52">nd</text:span><text:span text:style-name="T15"> deleteMin:</text:span></text:p>
      <text:p text:style-name="P60"/>
      <text:p text:style-name="P25"><text:s text:c="4"/>_______<text:span text:style-name="T54">3</text:span>_______</text:p>
      <text:p text:style-name="P25"><text:s text:c="6"/>/ <text:s text:c="32"/>\ <text:s/></text:p>
      <text:p text:style-name="P25"><text:s text:c="12"/>__<text:span text:style-name="T54">4__</text:span> <text:s text:c="29"/><text:span text:style-name="T47">5</text:span> <text:s text:c="10"/></text:p>
      <text:p text:style-name="P25"><text:s text:c="3"/>/ <text:s text:c="11"/><text:span text:style-name="T47">\</text:span> <text:s text:c="24"/>/ <text:s text:c="5"/><text:span text:style-name="T48">\</text:span></text:p>
      <text:p text:style-name="P37"><text:s text:c="11"/>6 <text:s text:c="12"/>7 <text:s text:c="20"/>8 <text:s text:c="6"/>13 <text:s text:c="6"/></text:p>
      <text:p text:style-name="P25"><text:s/>/ <text:s text:c="3"/><text:span text:style-name="T50">\</text:span> <text:s text:c="46"/></text:p>
      <text:p text:style-name="P44"><text:s text:c="3"/>12 <text:s text:c="4"/><text:span text:style-name="T54">10</text:span> <text:s text:c="49"/></text:p>
      <text:p text:style-name="P62"><text:s text:c="15"/></text:p>
      <text:p text:style-name="P60"/>
      <text:p text:style-name="P92"><text:span text:style-name="T15">3</text:span><text:span text:style-name="T52">rd</text:span><text:span text:style-name="T15"> deleteMin:</text:span></text:p>
      <text:p text:style-name="P60"/>
      <text:p text:style-name="P26"><text:s text:c="4"/>_______<text:span text:style-name="T55">4</text:span>_______</text:p>
      <text:p text:style-name="P26"><text:s text:c="6"/>/ <text:s text:c="32"/>\ <text:s/></text:p>
      <text:p text:style-name="P26"><text:s text:c="12"/>__<text:span text:style-name="T55">6__</text:span> <text:s text:c="29"/><text:span text:style-name="T47">5</text:span> <text:s text:c="10"/></text:p>
      <text:p text:style-name="P26"><text:s text:c="3"/>/ <text:s text:c="11"/><text:span text:style-name="T47">\</text:span> <text:s text:c="24"/>/ <text:s text:c="5"/><text:span text:style-name="T48">\</text:span></text:p>
      <text:p text:style-name="P38"><text:s text:c="11"/>10 <text:s text:c="12"/>7 <text:s text:c="20"/>8 <text:s text:c="6"/>13 <text:s text:c="6"/></text:p>
      <text:p text:style-name="P26"><text:s/>/ <text:s text:c="51"/></text:p>
      <text:p text:style-name="P45"><text:s text:c="3"/>12 <text:s text:c="56"/></text:p>
      <text:p text:style-name="P63"><text:s text:c="13"/></text:p>
      <text:p text:style-name="P60"/>
      <text:p text:style-name="P92"><text:span text:style-name="T15">4</text:span><text:span text:style-name="T52">th</text:span><text:span text:style-name="T15"> deleteMin:</text:span></text:p>
      <text:p text:style-name="P53"><text:s text:c="5"/></text:p>
      <text:p text:style-name="P46"><text:s text:c="4"/><text:span text:style-name="T46">_______5_______</text:span></text:p>
      <text:p text:style-name="P27"><text:s text:c="6"/>/ <text:s text:c="32"/>\ <text:s/></text:p>
      <text:p text:style-name="P27"><text:s text:c="12"/>__<text:span text:style-name="T55">6__</text:span> <text:s text:c="29"/><text:span text:style-name="T56">8</text:span> <text:s text:c="10"/></text:p>
      <text:p text:style-name="P27"><text:s text:c="3"/>/ <text:s text:c="11"/><text:span text:style-name="T47">\</text:span> <text:s text:c="24"/>/ <text:s text:c="4"/><text:span text:style-name="T57">\</text:span> <text:s text:c="2"/></text:p>
      <text:p text:style-name="P39"><text:s text:c="17"/>10 <text:s text:c="11"/>7 <text:s text:c="19"/>12 <text:s text:c="5"/>13 <text:s text:c="16"/></text:p>
      <text:p text:style-name="P46"><text:s text:c="52"/></text:p>
      <text:p text:style-name="P64"><text:s text:c="6"/></text:p>
      <text:p text:style-name="P50"><text:span text:style-name="T58">5</text:span><text:span text:style-name="T53">th</text:span><text:span text:style-name="T51"> deleteMin:</text:span></text:p>
      <text:p text:style-name="P50"/>
      <text:p text:style-name="P47"><text:s text:c="4"/><text:span text:style-name="T46">_______6_______</text:span></text:p>
      <text:p text:style-name="P28"><text:s text:c="6"/>/ <text:s text:c="32"/>\ <text:s/></text:p>
      <text:p text:style-name="P28"><text:s text:c="12"/>__<text:span text:style-name="T59">7__</text:span> <text:s text:c="29"/><text:span text:style-name="T56">8</text:span> <text:s text:c="10"/></text:p>
      <text:p text:style-name="P28"><text:s text:c="3"/>/ <text:s text:c="11"/><text:span text:style-name="T47">\</text:span> <text:s text:c="24"/>/ <text:s text:c="7"/></text:p>
      <text:p text:style-name="P40"><text:s text:c="22"/>10 <text:s text:c="11"/>13 <text:s text:c="16"/>12 <text:s text:c="31"/></text:p>
      <text:p text:style-name="P47"><text:soft-page-break/><text:s text:c="52"/></text:p>
      <text:p text:style-name="P50"><text:span text:style-name="T58">6</text:span><text:span text:style-name="T53">th</text:span><text:span text:style-name="T51"> deleteMin:</text:span></text:p>
      <text:p text:style-name="P50"/>
      <text:p text:style-name="P79"><text:span text:style-name="T13"><text:s text:c="4"/></text:span><text:span text:style-name="T12">_______7_______</text:span></text:p>
      <text:p text:style-name="P29"><text:s text:c="6"/>/ <text:s text:c="32"/>\ <text:s/></text:p>
      <text:p text:style-name="P29"><text:s text:c="12"/>__<text:span text:style-name="T59">10__</text:span> <text:s text:c="29"/><text:span text:style-name="T56">8</text:span> <text:s text:c="10"/></text:p>
      <text:p text:style-name="P29"><text:s text:c="3"/>/ <text:s text:c="11"/><text:span text:style-name="T47">\</text:span> <text:s text:c="33"/></text:p>
      <text:p text:style-name="P79"><text:span text:style-name="T16"><text:s text:c="22"/>1</text:span><text:span text:style-name="T17">2</text:span><text:span text:style-name="T16"> <text:s text:c="11"/>13 <text:s text:c="52"/></text:span></text:p>
      <text:p text:style-name="P50"/>
      <text:p text:style-name="P50"><text:span text:style-name="T58">7</text:span><text:span text:style-name="T53">th</text:span><text:span text:style-name="T51"> deleteMin:</text:span></text:p>
      <text:p text:style-name="P50"/>
      <text:p text:style-name="P51"/>
      <text:p text:style-name="P80"><text:span text:style-name="T13"><text:s text:c="4"/></text:span><text:span text:style-name="T12">_______</text:span><text:span text:style-name="T18">8</text:span><text:span text:style-name="T12">_______</text:span></text:p>
      <text:p text:style-name="P30"><text:s text:c="6"/>/ <text:s text:c="32"/>\ <text:s/></text:p>
      <text:p text:style-name="P30"><text:s text:c="15"/><text:span text:style-name="T59">10 <text:s text:c="3"/></text:span><text:s text:c="30"/><text:span text:style-name="T60">13</text:span> <text:s text:c="10"/></text:p>
      <text:p text:style-name="P80"><text:span text:style-name="T12"><text:s text:c="15"/>/</text:span><text:span text:style-name="T16"> <text:s text:c="51"/></text:span></text:p>
      <text:p text:style-name="P54">12 <text:s text:c="39"/></text:p>
      <text:p text:style-name="P51"><text:span text:style-name="T61">8</text:span><text:span text:style-name="T53">th</text:span><text:span text:style-name="T51"> deleteMin:</text:span></text:p>
      <text:p text:style-name="P51"/>
      <text:p text:style-name="P51"/>
      <text:p text:style-name="P80"><text:span text:style-name="T13"><text:s text:c="4"/></text:span><text:span text:style-name="T12">_______</text:span><text:span text:style-name="T18">10</text:span><text:span text:style-name="T12">_______</text:span></text:p>
      <text:p text:style-name="P30"><text:s text:c="6"/>/ <text:s text:c="32"/>\ <text:s/></text:p>
      <text:p text:style-name="P30"><text:s text:c="15"/><text:span text:style-name="T60">12 <text:s text:c="3"/></text:span><text:s text:c="30"/><text:span text:style-name="T60">13</text:span> <text:s text:c="10"/></text:p>
      <text:p text:style-name="P80"><text:span text:style-name="T18"><text:s text:c="24"/></text:span><text:span text:style-name="T16"><text:s text:c="12"/></text:span></text:p>
      <text:p text:style-name="P51"/>
      <text:p text:style-name="P51"><text:span text:style-name="T62">9</text:span><text:span text:style-name="T53">th</text:span><text:span text:style-name="T51"> deleteMin:</text:span></text:p>
      <text:p text:style-name="P81"><text:span text:style-name="T13"><text:s text:c="4"/></text:span><text:span text:style-name="T19">12</text:span></text:p>
      <text:p text:style-name="P31"><text:s text:c="6"/>/ <text:s text:c="10"/></text:p>
      <text:p text:style-name="P31"><text:s text:c="15"/><text:span text:style-name="T60">13 <text:s text:c="3"/></text:span><text:s text:c="21"/></text:p>
      <text:p text:style-name="P81"><text:span text:style-name="T18"><text:s text:c="24"/></text:span><text:span text:style-name="T16"><text:s text:c="12"/></text:span></text:p>
      <text:p text:style-name="P52"><text:span text:style-name="T62">10</text:span><text:span text:style-name="T53">th</text:span><text:span text:style-name="T51"> deleteMin:</text:span></text:p>
      <text:p text:style-name="P52"/>
      <text:p text:style-name="P55">13</text:p>
      <text:p text:style-name="P55"/>
      <text:p text:style-name="P56">final deleteMin:</text:p>
      <text:p text:style-name="P56"/>
      <text:p text:style-name="P55">NULL</text:p>
      <text:p text:style-name="P55"/>
      <text:p text:style-name="P5"><text:span text:style-name="T2">P</text:span><text:span text:style-name="T1">art </text:span><text:span text:style-name="T4">c</text:span><text:span text:style-name="T1">)</text:span><text:span text:style-name="T7"> </text:span></text:p>
      <text:p text:style-name="P87"/>
      <text:p text:style-name="P57">Consider the following tree:</text:p>
      <text:p text:style-name="P57"/>
      <text:p text:style-name="P58">1</text:p>
      <text:p text:style-name="P58">/ <text:s text:c="3"/>\</text:p>
      <text:p text:style-name="P58">3 <text:s text:c="5"/>2</text:p>
      <text:p text:style-name="P58"/>
      <text:p text:style-name="P93"><text:span text:style-name="T20">this tree is a heap. However all of the possible outputs from its pre-order, in-order or post-order trave</text:span><text:span text:style-name="T23">r</text:span><text:span text:style-name="T20">sal results in an unsorted way.</text:span></text:p>
      <text:p text:style-name="P57"><text:soft-page-break/></text:p>
      <text:p text:style-name="P57">Pre-order traversal : 1 3 2</text:p>
      <text:p text:style-name="P57">In-order traversal: 3 1 2</text:p>
      <text:p text:style-name="P57">Post-order traversal: 2 3 1</text:p>
      <text:p text:style-name="P57"/>
      <text:p text:style-name="P94"><text:span text:style-name="T21">Therefore, just by knowing that the tree is a heap, we can’t conclude that the result of its traversals should be in </text:span><text:span text:style-name="T22">sorted.</text:span></text:p>
      <text:p text:style-name="P57"/>
      <text:p text:style-name="P95"><text:span text:style-name="T2">P</text:span><text:span text:style-name="T6">art </text:span><text:span text:style-name="T5">d</text:span><text:span text:style-name="T6">)</text:span><text:span text:style-name="T8"> </text:span></text:p>
      <text:p text:style-name="P89"/>
      <text:p text:style-name="P95"><text:span text:style-name="T40">Q1-</text:span><text:span text:style-name="T24"> </text:span><text:span text:style-name="T10">Give a precise expression for the minimum number of nodes in an AVL tree of height h.</text:span></text:p>
      <text:p text:style-name="P9"/>
      <text:p text:style-name="P66"><text:span text:style-name="T65">Solution:</text:span><text:span text:style-name="T73"> </text:span></text:p>
      <text:p text:style-name="P66"/>
      <text:p text:style-name="P66">Let <draw:frame draw:style-name="fr1" draw:name="Object6" text:anchor-type="as-char" svg:y="-0.152in" svg:width="0.439in" svg:height="0.1992in" draw:z-index="1"><draw:object xlink:href="./Object 6" xlink:type="simple" xlink:show="embed" xlink:actuate="onLoad"/><draw:image xlink:href="./ObjectReplacements/Object 6" xlink:type="simple" xlink:show="embed" xlink:actuate="onLoad"/><svg:desc>formula</svg:desc></draw:frame><text:s/>be the function that returns the minimum number of nodes in an AVL tree of height h.</text:p>
      <text:p text:style-name="P65"/>
      <text:p text:style-name="P96"><text:span text:style-name="T25">If </text:span><text:span text:style-name="T25"><draw:frame draw:style-name="fr1" draw:name="Object5" text:anchor-type="as-char" svg:y="-0.1484in" svg:width="0.3917in" svg:height="0.1839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5">, we know that </text:span><text:span text:style-name="T25"><draw:frame draw:style-name="fr1" draw:name="Object7" text:anchor-type="as-char" svg:y="-0.152in" svg:width="0.6598in" svg:height="0.1992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5"><text:s/>since </text:span><text:span text:style-name="T26">a </text:span><text:span text:style-name="T25">tree </text:span><text:span text:style-name="T26">with n</text:span><text:span text:style-name="T27">on-positive </text:span><text:span text:style-name="T26">height </text:span><text:span text:style-name="T28">does no</text:span><text:span text:style-name="T25">t exist (so do nodes).</text:span></text:p>
      <text:p text:style-name="P65">If <draw:frame draw:style-name="fr1" draw:name="Object4" text:anchor-type="as-char" svg:y="-0.1484in" svg:width="0.3874in" svg:height="0.1839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, we know that <draw:frame draw:style-name="fr1" draw:name="Object8" text:anchor-type="as-char" svg:y="-0.152in" svg:width="0.6555in" svg:height="0.1992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.</text:p>
      <text:p text:style-name="P65">If <draw:frame draw:style-name="fr1" draw:name="Object3" text:anchor-type="as-char" svg:y="-0.1484in" svg:width="0.3882in" svg:height="0.1839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, we also know that <draw:frame draw:style-name="fr1" draw:name="Object9" text:anchor-type="as-char" svg:y="-0.152in" svg:width="0.6563in" svg:height="0.199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65"/>
      <text:p text:style-name="P97"><text:span text:style-name="T25">However after </text:span><text:span text:style-name="T25"><draw:frame draw:style-name="fr1" draw:name="Object2" text:anchor-type="as-char" svg:y="-0.1484in" svg:width="0.3882in" svg:height="0.1839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5">, </text:span><text:span text:style-name="T28">we can use the reccurence relation</text:span><text:span text:style-name="T28"><draw:frame draw:style-name="fr1" draw:name="Object1" text:anchor-type="as-char" svg:y="-0.152in" svg:width="2.0382in" svg:height="0.199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8">. </text:span><text:span text:style-name="T33">H</text:span><text:span text:style-name="T28">ere, +1 comes in order to add the current n</text:span><text:span text:style-name="T29">ode</text:span><text:span text:style-name="T28"> to the n</text:span><text:span text:style-name="T29">umber of nodes</text:span><text:span text:style-name="T28">, and without loss of generality we can assume that N(h-1) and N(h-2) denotes the </text:span><text:span text:style-name="T29">number of nodes in the</text:span><text:span text:style-name="T28"> left and right childs </text:span><text:span text:style-name="T29">with height h-1 and h-2 </text:span><text:span text:style-name="T30">(if their height would be the same than the result would not be minimal, </text:span><text:span text:style-name="T31">therefore they should be differ by </text:span><text:span text:style-name="T32">1</text:span><text:span text:style-name="T30">)</text:span><text:span text:style-name="T28">. </text:span></text:p>
      <text:p text:style-name="P9"/>
      <text:p text:style-name="P67">Now considering that <draw:frame draw:style-name="fr1" draw:name="Object10" text:anchor-type="as-char" svg:y="-0.1484in" svg:width="0.9425in" svg:height="0.2091in" draw:z-index="9"><draw:object xlink:href="./Object 10" xlink:type="simple" xlink:show="embed" xlink:actuate="onLoad"/><draw:image xlink:href="./ObjectReplacements/Object 10" xlink:type="simple" xlink:show="embed" xlink:actuate="onLoad"/></draw:frame>and <draw:frame draw:style-name="fr1" draw:name="Object11" text:anchor-type="as-char" svg:y="-0.1484in" svg:width="1.1161in" svg:height="0.209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for <draw:frame draw:style-name="fr1" draw:name="Object12" text:anchor-type="as-char" svg:y="-0.1484in" svg:width="0.3882in" svg:height="0.18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(In essence F denotes the fibonacci series). We have the following relation that can easily proved by mathematical induction method:</text:p>
      <text:p text:style-name="P68"><draw:frame draw:style-name="fr1" draw:name="Object13" text:anchor-type="as-char" svg:y="-0.152in" svg:width="1.1638in" svg:height="0.2126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or equivalently <draw:frame draw:style-name="fr1" draw:name="Object14" text:anchor-type="as-char" svg:y="-0.152in" svg:width="1.0839in" svg:height="0.2126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67"/>
      <text:p text:style-name="P9"/>
      <text:p text:style-name="P9"><text:span text:style-name="T66">Q2-</text:span><text:span text:style-name="T63"> </text:span>What is the minimum number of nodes in an AVL tree of height 15?</text:p>
      <text:p text:style-name="P88"/>
      <text:p text:style-name="P76">Solution:</text:p>
      <text:p text:style-name="P69"/>
      <text:p text:style-name="P76"><text:span text:style-name="T74"><text:tab/></text:span><text:span text:style-name="T74"><draw:frame draw:style-name="fr1" draw:name="Object15" text:anchor-type="as-char" svg:y="-0.152in" svg:width="2.2693in" svg:height="0.2126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69"/>
      <text:p text:style-name="P69"/>
      <text:p text:style-name="P84"/>
      <text:p text:style-name="P84"/>
      <text:p text:style-name="P84"/>
      <text:p text:style-name="P84"/>
      <text:p text:style-name="P84"/>
      <text:p text:style-name="P6"><text:soft-page-break/><text:span text:style-name="T2">P</text:span><text:span text:style-name="T1">art </text:span><text:span text:style-name="T5">e</text:span><text:span text:style-name="T1">)</text:span><text:span text:style-name="T7"> </text:span></text:p>
      <text:p text:style-name="P77"/>
      <text:p text:style-name="P101"><text:span text:style-name="T71">P</text:span><text:span text:style-name="T72">seudo-code</text:span><text:span text:style-name="T71"> </text:span><text:span text:style-name="T72">for determining whether a tree is min-heap</text:span><text:span text:style-name="T71">:</text:span></text:p>
      <text:p text:style-name="P90"><text:tab/></text:p>
      <text:p text:style-name="P70"/>
      <text:p text:style-name="P70"><text:tab/>If the <text:span text:style-name="T64">tree</text:span> is <text:span text:style-name="T64">empty</text:span>:</text:p>
      <text:p text:style-name="P70"><text:tab/><text:tab/><text:span text:style-name="T75">The </text:span><text:span text:style-name="T70">t</text:span><text:span text:style-name="T64">ree</text:span> is <text:span text:style-name="T76">a</text:span> <text:span text:style-name="T64">min-heap</text:span>.</text:p>
      <text:p text:style-name="P100"><text:span text:style-name="T36"><text:tab/></text:span><text:span text:style-name="T37">Else if the </text:span><text:span text:style-name="T42">tree</text:span><text:span text:style-name="T37"> is a </text:span><text:span text:style-name="T42">complete tree</text:span><text:span text:style-name="T37">:</text:span></text:p>
      <text:p text:style-name="P98"><text:span text:style-name="T36"><text:tab/><text:tab/>I</text:span><text:span text:style-name="T37">f</text:span><text:span text:style-name="T36"> the </text:span><text:span text:style-name="T43">node’s key value</text:span><text:span text:style-name="T36"> is smaller than </text:span><text:span text:style-name="T42">node’s</text:span><text:span text:style-name="T43"> childrens’ key value</text:span><text:span text:style-name="T36">:</text:span></text:p>
      <text:p text:style-name="P70"><text:tab/><text:tab/><text:tab/>If <text:span text:style-name="T64">left and right subtrees</text:span> are both <text:span text:style-name="T64">min-heap</text:span>:</text:p>
      <text:p text:style-name="P70"><text:tab/><text:tab/><text:tab/><text:tab/>The <text:span text:style-name="T64">tree</text:span> is a <text:span text:style-name="T64">min-heap</text:span></text:p>
      <text:p text:style-name="P70"><text:tab/><text:tab/><text:tab/>Else:</text:p>
      <text:p text:style-name="P70"><text:tab/><text:tab/><text:tab/><text:tab/>The <text:span text:style-name="T64">tree</text:span> is not a <text:span text:style-name="T64">min-heap</text:span></text:p>
      <text:p text:style-name="P70"><text:tab/>Else:</text:p>
      <text:p text:style-name="P70"><text:tab/><text:tab/>The <text:span text:style-name="T64">tree</text:span> is not a <text:span text:style-name="T64">min-heap</text:span></text:p>
      <text:p text:style-name="P71"/>
      <text:p text:style-name="P102">Pseudo-code for determining whether a tree is a complete:</text:p>
      <text:p text:style-name="P73"><text:tab/></text:p>
      <text:p text:style-name="P75">If the tree is empty: </text:p>
      <text:p text:style-name="P74"><text:span text:style-name="T79"><text:tab/> Consider the </text:span><text:span text:style-name="T69">tree</text:span><text:span text:style-name="T80"> as </text:span><text:span text:style-name="T69">complete</text:span></text:p>
      <text:p text:style-name="P75">Else:</text:p>
      <text:p text:style-name="P75"><text:tab/>consider the <text:span text:style-name="T64">index of the root node</text:span> as 0</text:p>
      <text:p text:style-name="P73"><text:tab/>For each node:</text:p>
      <text:p text:style-name="P71"><text:tab/><text:tab/><text:span text:style-name="T78">consider the </text:span><text:span text:style-name="T67">index</text:span><text:span text:style-name="T78"> as </text:span><text:span text:style-name="T67">index of the current node</text:span></text:p>
      <text:p text:style-name="P72"><text:span text:style-name="T67"><text:tab/><text:tab/></text:span><text:span text:style-name="T77">consider the </text:span><text:span text:style-name="T68">index of the left node (if there is any) as 2 * index + 1</text:span></text:p>
      <text:p text:style-name="P71"><text:tab/><text:tab/><text:span text:style-name="T77">consider the </text:span><text:span text:style-name="T68">index of the right node</text:span><text:span text:style-name="T77"> (if there is any) as </text:span><text:span text:style-name="T68">2 * index + 2</text:span></text:p>
      <text:p text:style-name="P108"/>
      <text:p text:style-name="P71"><text:span text:style-name="T68"><text:tab/></text:span><text:span text:style-name="T80">Consider the </text:span><text:span text:style-name="T69">tree</text:span><text:span text:style-name="T80"> as </text:span><text:span text:style-name="T69">complete</text:span><text:span text:style-name="T80"> by default</text:span></text:p>
      <text:p text:style-name="P71"><text:span text:style-name="T68"><text:tab/></text:span><text:span text:style-name="T79">For each node: </text:span></text:p>
      <text:p text:style-name="P99"><text:span text:style-name="T34"><text:tab/><text:tab/></text:span><text:span text:style-name="T35">if </text:span><text:span text:style-name="T41">index of the node</text:span><text:span text:style-name="T35"> is larger or equal to </text:span><text:span text:style-name="T41">number of total nodes</text:span><text:span text:style-name="T35"> in the tree:</text:span></text:p>
      <text:p text:style-name="P99"><text:span text:style-name="T35"><text:tab/><text:tab/><text:tab/>Consider the </text:span><text:span text:style-name="T41">tree</text:span><text:span text:style-name="T35"> as </text:span><text:span text:style-name="T41">non-comlete</text:span></text:p>
      <text:p text:style-name="P99"><text:span text:style-name="T41"/></text:p>
      <text:p text:style-name="P99"><text:span text:style-name="T41"/></text:p>
      <text:p text:style-name="P112"><text:span text:style-name="T69">R</text:span><text:span text:style-name="T64">eport</text:span></text:p>
      <text:p text:style-name="P112"><text:span text:style-name="T64"/></text:p>
      <text:p text:style-name="P104">For each data input given, we have the following number of key comparisons with respect to the size:</text:p>
      <text:p text:style-name="P104"/>
      <text:p text:style-name="P105">For size = 1000, we have 19036 key comparisons</text:p>
      <text:p text:style-name="P105">For size = 2000, we have 42093 key comparisons</text:p>
      <text:p text:style-name="P105">For size = 3000, we have 66646 key comparisons</text:p>
      <text:p text:style-name="P105">For size = 4000, we have 92029 key comparisons</text:p>
      <text:p text:style-name="P105">For size = 5000, we have 118377 key comparisons</text:p>
      <text:p text:style-name="P105"/>
      <text:p text:style-name="P106">The ratio of key comparison / size for each data test is </text:p>
      <text:p text:style-name="P106"/>
      <text:p text:style-name="P106">test 1: <text:s/><text:span text:style-name="T81">19036 / </text:span>1000 = <text:span text:style-name="T82">19.03</text:span></text:p>
      <text:p text:style-name="P110">test 2: <text:span text:style-name="T81">42093 / <text:s/>2000 </text:span>= <text:span text:style-name="T83">21.04</text:span></text:p>
      <text:p text:style-name="P106"><text:soft-page-break/>test 3: <text:s/><text:span text:style-name="T81">66646 / <text:s/>3000 </text:span>= <text:span text:style-name="T84">22.21</text:span></text:p>
      <text:p text:style-name="P106">test 4: <text:s/><text:span text:style-name="T81">92029 / <text:s/>4000 = 23</text:span></text:p>
      <text:p text:style-name="P107">test 5: <text:s/><text:span text:style-name="T81">118377 / 5000 = 23.6</text:span></text:p>
      <text:p text:style-name="P107"/>
      <text:p text:style-name="P107"/>
      <text:p text:style-name="P111"><text:span text:style-name="T39">Since the comparison key / n </text:span><text:span text:style-name="T38"><text:s/></text:span><text:span text:style-name="T39">ratio seems to be growing at logn scale, we can conclude that the growth rate for comparison key number seems to be n.logn which actually also matches our theoretical expectation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8-09T22:18:03.871000000</dc:date>
    <meta:editing-duration>PT3H54M47S</meta:editing-duration>
    <meta:editing-cycles>107</meta:editing-cycles>
    <meta:document-statistic meta:table-count="0" meta:image-count="0" meta:object-count="15" meta:page-count="9" meta:paragraph-count="263" meta:word-count="986" meta:character-count="8435" meta:non-whitespace-character-count="3406"/>
  </office:meta>
</office:document-meta>
</file>

<file path=Object 1/content.xml><?xml version="1.0" encoding="utf-8"?>
<math xmlns="http://www.w3.org/1998/Math/MathML" display="block">
  <semantics>
    <mrow>
      <mi>N</mi>
      <mrow>
        <mrow>
          <mo fence="true" stretchy="false">(</mo>
          <mrow>
            <mi>h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h</mi>
              <mo stretchy="false">−</mo>
              <mn>1</mn>
            </mrow>
          </mrow>
          <mo fence="true" stretchy="false">)</mo>
        </mrow>
        <mo stretchy="false">+</mo>
        <mi>N</mi>
      </mrow>
      <mrow>
        <mrow>
          <mo fence="true" stretchy="false">(</mo>
          <mrow>
            <mrow>
              <mi>h</mi>
              <mo stretchy="false">−</mo>
              <mn>2</mn>
            </mrow>
          </mrow>
          <mo fence="true" stretchy="false">)</mo>
        </mrow>
        <mo stretchy="false">+</mo>
        <mn>1</mn>
      </mrow>
    </mrow>
    <annotation encoding="StarMath 5.0">N( h ) = N( h-1) + N( h-2 ) + 1</annotation>
  </semantics>
</math>
</file>

<file path=Object 10/content.xml><?xml version="1.0" encoding="utf-8"?>
<math xmlns="http://www.w3.org/1998/Math/MathML" display="block">
  <semantics>
    <mrow>
      <mrow>
        <msub>
          <mi>F</mi>
          <mn>0</mn>
        </msub>
        <mo stretchy="false">=</mo>
        <mn>1</mn>
      </mrow>
      <mi>,</mi>
      <mrow>
        <msub>
          <mi>F</mi>
          <mn>1</mn>
        </msub>
        <mo stretchy="false">=</mo>
        <mn>1</mn>
      </mrow>
    </mrow>
    <annotation encoding="StarMath 5.0">F_0 = 1, F_1 = 1</annotation>
  </semantics>
</math>
</file>

<file path=Object 11/content.xml><?xml version="1.0" encoding="utf-8"?>
<math xmlns="http://www.w3.org/1998/Math/MathML" display="block">
  <semantics>
    <mrow>
      <msub>
        <mi>F</mi>
        <mi>n</mi>
      </msub>
      <mo stretchy="false">=</mo>
      <mrow>
        <msub>
          <mi>F</mi>
          <mrow>
            <mi>n</mi>
            <mo stretchy="false">−</mo>
            <mn>1</mn>
          </mrow>
        </msub>
        <mo stretchy="false">+</mo>
        <msub>
          <mi>F</mi>
          <mrow>
            <mi>n</mi>
            <mo stretchy="false">−</mo>
            <mn>2</mn>
          </mrow>
        </msub>
      </mrow>
    </mrow>
    <annotation encoding="StarMath 5.0">F_n = F_{n-1} + F_{n-2} </annotation>
  </semantics>
</math>
</file>

<file path=Object 12/content.xml><?xml version="1.0" encoding="utf-8"?>
<math xmlns="http://www.w3.org/1998/Math/MathML" display="block">
  <semantics>
    <mrow>
      <mi>n</mi>
      <mo stretchy="false">≥</mo>
      <mn>2</mn>
    </mrow>
    <annotation encoding="StarMath 5.0">n &gt;= 2</annotation>
  </semantics>
</math>
</file>

<file path=Object 13/content.xml><?xml version="1.0" encoding="utf-8"?>
<math xmlns="http://www.w3.org/1998/Math/MathML" display="block">
  <semantics>
    <mrow>
      <mrow>
        <msub>
          <mi>F</mi>
          <mi>h</mi>
        </msub>
        <mo stretchy="false">=</mo>
        <mi>N</mi>
      </mrow>
      <mrow>
        <mrow>
          <mo fence="true" stretchy="false">(</mo>
          <mrow>
            <mrow>
              <mi>h</mi>
              <mo stretchy="false">−</mo>
              <mn>1</mn>
            </mrow>
          </mrow>
          <mo fence="true" stretchy="false">)</mo>
        </mrow>
        <mo stretchy="false">+</mo>
        <mn>1</mn>
      </mrow>
    </mrow>
    <annotation encoding="StarMath 5.0">F_h = N( h-1 ) + 1</annotation>
  </semantics>
</math>
</file>

<file path=Object 14/content.xml><?xml version="1.0" encoding="utf-8"?>
<math xmlns="http://www.w3.org/1998/Math/MathML" display="block">
  <semantics>
    <mrow>
      <mi>N</mi>
      <mrow>
        <mrow>
          <mo fence="true" stretchy="false">(</mo>
          <mrow>
            <mi>h</mi>
          </mrow>
          <mo fence="true" stretchy="false">)</mo>
        </mrow>
        <mo stretchy="false">=</mo>
        <mrow>
          <msub>
            <mi>F</mi>
            <mrow>
              <mi>h</mi>
              <mo stretchy="false">+</mo>
              <mn>1</mn>
            </mrow>
          </msub>
          <mo stretchy="false">−</mo>
          <mn>1</mn>
        </mrow>
      </mrow>
    </mrow>
    <annotation encoding="StarMath 5.0">N( h ) = F_{h+1} - 1</annotation>
  </semantics>
</math>
</file>

<file path=Object 15/content.xml><?xml version="1.0" encoding="utf-8"?>
<math xmlns="http://www.w3.org/1998/Math/MathML" display="block">
  <semantics>
    <mrow>
      <mi>N</mi>
      <mrow>
        <mrow>
          <mo fence="true" stretchy="false">(</mo>
          <mrow>
            <mn>15</mn>
          </mrow>
          <mo fence="true" stretchy="false">)</mo>
        </mrow>
        <mo stretchy="false">=</mo>
        <mrow>
          <msub>
            <mi>F</mi>
            <mn>16</mn>
          </msub>
          <mo stretchy="false">−</mo>
          <mn>1</mn>
        </mrow>
        <mo stretchy="false">=</mo>
        <mrow>
          <mn>1597</mn>
          <mo stretchy="false">−</mo>
          <mn>1</mn>
        </mrow>
        <mo stretchy="false">=</mo>
        <mn>1596</mn>
      </mrow>
    </mrow>
    <annotation encoding="StarMath 5.0">N( 15 ) = F_{16} - 1 = 1597 - 1 = 1596</annotation>
  </semantics>
</math>
</file>

<file path=Object 2/content.xml><?xml version="1.0" encoding="utf-8"?>
<math xmlns="http://www.w3.org/1998/Math/MathML" display="block">
  <semantics>
    <mrow>
      <mi>h</mi>
      <mo stretchy="false">≥</mo>
      <mn>2</mn>
    </mrow>
    <annotation encoding="StarMath 5.0">h &gt;= 2</annotation>
  </semantics>
</math>
</file>

<file path=Object 3/content.xml><?xml version="1.0" encoding="utf-8"?>
<math xmlns="http://www.w3.org/1998/Math/MathML" display="block">
  <semantics>
    <mrow>
      <mi>h</mi>
      <mo stretchy="false">=</mo>
      <mn>2</mn>
    </mrow>
    <annotation encoding="StarMath 5.0">h = 2</annotation>
  </semantics>
</math>
</file>

<file path=Object 4/content.xml><?xml version="1.0" encoding="utf-8"?>
<math xmlns="http://www.w3.org/1998/Math/MathML" display="block">
  <semantics>
    <mrow>
      <mi>h</mi>
      <mo stretchy="false">=</mo>
      <mn>1</mn>
    </mrow>
    <annotation encoding="StarMath 5.0">h = 1</annotation>
  </semantics>
</math>
</file>

<file path=Object 5/content.xml><?xml version="1.0" encoding="utf-8"?>
<math xmlns="http://www.w3.org/1998/Math/MathML" display="block">
  <semantics>
    <mrow>
      <mi>h</mi>
      <mo stretchy="false">≤</mo>
      <mn>0</mn>
    </mrow>
    <annotation encoding="StarMath 5.0">h &lt;= 0</annotation>
  </semantics>
</math>
</file>

<file path=Object 6/content.xml><?xml version="1.0" encoding="utf-8"?>
<math xmlns="http://www.w3.org/1998/Math/MathML" display="block">
  <semantics>
    <mrow>
      <mi>N</mi>
      <mrow>
        <mo fence="true" stretchy="false">(</mo>
        <mrow>
          <mi>h</mi>
        </mrow>
        <mo fence="true" stretchy="false">)</mo>
      </mrow>
    </mrow>
    <annotation encoding="StarMath 5.0">N( h )</annotation>
  </semantics>
</math>
</file>

<file path=Object 7/content.xml><?xml version="1.0" encoding="utf-8"?>
<math xmlns="http://www.w3.org/1998/Math/MathML" display="block">
  <semantics>
    <mrow>
      <mi>N</mi>
      <mrow>
        <mrow>
          <mo fence="true" stretchy="false">(</mo>
          <mrow>
            <mi>h</mi>
          </mrow>
          <mo fence="true" stretchy="false">)</mo>
        </mrow>
        <mo stretchy="false">=</mo>
        <mn>0</mn>
      </mrow>
    </mrow>
    <annotation encoding="StarMath 5.0">N( h ) = 0</annotation>
  </semantics>
</math>
</file>

<file path=Object 8/content.xml><?xml version="1.0" encoding="utf-8"?>
<math xmlns="http://www.w3.org/1998/Math/MathML" display="block">
  <semantics>
    <mrow>
      <mi>N</mi>
      <mrow>
        <mrow>
          <mo fence="true" stretchy="false">(</mo>
          <mrow>
            <mi>h</mi>
          </mrow>
          <mo fence="true" stretchy="false">)</mo>
        </mrow>
        <mo stretchy="false">=</mo>
        <mn>1</mn>
      </mrow>
    </mrow>
    <annotation encoding="StarMath 5.0">N( h ) = 1</annotation>
  </semantics>
</math>
</file>

<file path=Object 9/content.xml><?xml version="1.0" encoding="utf-8"?>
<math xmlns="http://www.w3.org/1998/Math/MathML" display="block">
  <semantics>
    <mrow>
      <mi>N</mi>
      <mrow>
        <mrow>
          <mo fence="true" stretchy="false">(</mo>
          <mrow>
            <mi>h</mi>
          </mrow>
          <mo fence="true" stretchy="false">)</mo>
        </mrow>
        <mo stretchy="false">=</mo>
        <mn>2</mn>
      </mrow>
    </mrow>
    <annotation encoding="StarMath 5.0">N( h ) = 2</annotation>
  </semantics>
</math>
</file>